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" svg:font-family="Cons"/>
    <style:font-face style:name="Lohit Devanagari1" svg:font-family="'Lohit Devanagari'"/>
    <style:font-face style:name="JetBrains Mono" svg:font-family="'JetBrains Mono'" style:font-pitch="fixed"/>
    <style:font-face style:name="JetBrains Mono Medium" svg:font-family="'JetBrains Mono Medium'" style:font-pitch="fixed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.6cm" fo:margin-right="-1.9cm" fo:text-indent="0cm" style:auto-text-indent="false" fo:background-color="transparent"/>
      <style:text-properties fo:font-size="26pt" officeooo:rsid="0013f7f2" officeooo:paragraph-rsid="0013f7f2" style:font-size-asian="26pt" style:font-size-complex="26pt"/>
    </style:style>
    <style:style style:name="P2" style:family="paragraph" style:parent-style-name="Standard">
      <loext:graphic-properties draw:fill="none"/>
      <style:paragraph-properties fo:margin-left="-1.6cm" fo:margin-right="-1.9cm" fo:text-indent="0cm" style:auto-text-indent="false" fo:background-color="transparent"/>
      <style:text-properties style:font-name="Ubuntu Mono" fo:font-size="18pt" officeooo:rsid="0013f7f2" officeooo:paragraph-rsid="0013f7f2" style:font-size-asian="15.75pt" style:font-size-complex="18pt"/>
    </style:style>
    <style:style style:name="P3" style:family="paragraph" style:parent-style-name="Standard">
      <loext:graphic-properties draw:fill="none"/>
      <style:paragraph-properties fo:margin-left="-1.6cm" fo:margin-right="-1.9cm" fo:text-indent="0cm" style:auto-text-indent="false" fo:background-color="transparent"/>
      <style:text-properties style:font-name="JetBrains Mono"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loext:graphic-properties draw:fill="none"/>
      <style:paragraph-properties fo:margin-left="-1.6cm" fo:margin-right="-1.9cm" fo:text-indent="0cm" style:auto-text-indent="false" fo:background-color="transparent"/>
      <style:text-properties style:font-name="JetBrains Mono" fo:font-size="14pt" officeooo:rsid="0013f7f2" officeooo:paragraph-rsid="0013f7f2" style:font-size-asian="14pt" style:font-size-complex="14pt"/>
    </style:style>
    <style:style style:name="P5" style:family="paragraph" style:parent-style-name="Standard">
      <loext:graphic-properties draw:fill="none"/>
      <style:paragraph-properties fo:margin-left="-1.6cm" fo:margin-right="-1.9cm" fo:text-indent="0cm" style:auto-text-indent="false" fo:background-color="transparent"/>
      <style:text-properties style:font-name="JetBrains Mono" fo:font-size="14pt" officeooo:rsid="0013f7f2" officeooo:paragraph-rsid="0013f7f2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-1.6cm" fo:margin-right="-1.9cm" fo:text-indent="0cm" style:auto-text-indent="false" fo:background-color="transparent"/>
      <style:text-properties style:font-name="JetBrains Mono" fo:font-size="14pt" officeooo:rsid="0013f7f2" officeooo:paragraph-rsid="00154a63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-1.6cm" fo:margin-right="-1.9cm" fo:text-indent="0cm" style:auto-text-indent="false" fo:background-color="transparent"/>
      <style:text-properties style:font-name="JetBrains Mono" fo:font-size="14pt" officeooo:rsid="00154a63" officeooo:paragraph-rsid="00154a63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-1.6cm" fo:margin-right="-1.9cm" fo:text-indent="0cm" style:auto-text-indent="false" fo:background-color="transparent">
        <style:tab-stops>
          <style:tab-stop style:position="1.125cm"/>
        </style:tab-stops>
      </style:paragraph-properties>
      <style:text-properties style:font-name="JetBrains Mono" fo:font-size="14pt" officeooo:rsid="00154a63" officeooo:paragraph-rsid="00154a63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-1.6cm" fo:margin-right="-1.9cm" fo:text-indent="0cm" style:auto-text-indent="false" fo:background-color="transparent"/>
      <style:text-properties style:font-name="JetBrains Mono" fo:font-size="14pt" fo:font-weight="bold" officeooo:rsid="0013f7f2" officeooo:paragraph-rsid="0013f7f2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="none"/>
      <style:paragraph-properties fo:margin-left="-1.6cm" fo:margin-right="-1.9cm" fo:text-indent="0cm" style:auto-text-indent="false" fo:background-color="transparent">
        <style:tab-stops>
          <style:tab-stop style:position="1.125cm"/>
        </style:tab-stops>
      </style:paragraph-properties>
      <style:text-properties style:font-name="JetBrains Mono" fo:font-size="14pt" fo:font-weight="bold" officeooo:rsid="00154a63" officeooo:paragraph-rsid="00171b31" style:font-size-asian="12.25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-1.6cm" fo:margin-right="-1.9cm" fo:text-indent="0cm" style:auto-text-indent="false" fo:background-color="transparent"/>
      <style:text-properties style:font-name="JetBrains Mono" fo:font-size="12pt" officeooo:rsid="0013f7f2" officeooo:paragraph-rsid="0013f7f2" style:font-size-asian="12pt" style:font-size-complex="12pt"/>
    </style:style>
    <style:style style:name="P12" style:family="paragraph" style:parent-style-name="Standard">
      <loext:graphic-properties draw:fill="none"/>
      <style:paragraph-properties fo:margin-left="-1.6cm" fo:margin-right="-1.9cm" fo:text-indent="0cm" style:auto-text-indent="false" fo:background-color="transparent"/>
      <style:text-properties style:font-name="JetBrains Mono" fo:font-size="10pt" officeooo:rsid="0013f7f2" officeooo:paragraph-rsid="0013f7f2" style:font-size-asian="10pt" style:font-size-complex="10pt"/>
    </style:style>
    <style:style style:name="P13" style:family="paragraph" style:parent-style-name="Standard">
      <loext:graphic-properties draw:fill="none"/>
      <style:paragraph-properties fo:margin-left="-1.6cm" fo:margin-right="-1.9cm" fo:text-indent="0cm" style:auto-text-indent="false" fo:background-color="transparent">
        <style:tab-stops>
          <style:tab-stop style:position="1.125cm"/>
        </style:tab-stops>
      </style:paragraph-properties>
      <style:text-properties style:font-name="JetBrains Mono" fo:font-size="8pt" officeooo:rsid="00154a63" officeooo:paragraph-rsid="00154a63" style:font-size-asian="8pt" style:font-size-complex="8pt"/>
    </style:style>
    <style:style style:name="P14" style:family="paragraph" style:parent-style-name="Standard">
      <loext:graphic-properties draw:fill="none"/>
      <style:paragraph-properties fo:margin-left="-1.6cm" fo:margin-right="-1.9cm" fo:text-indent="0cm" style:auto-text-indent="false" fo:background-color="transparent"/>
      <style:text-properties style:font-name="JetBrains Mono" fo:font-size="7pt" officeooo:rsid="00154a63" officeooo:paragraph-rsid="00154a63" style:font-size-asian="7pt" style:font-size-complex="7pt"/>
    </style:style>
    <style:style style:name="P15" style:family="paragraph" style:parent-style-name="Standard">
      <loext:graphic-properties draw:fill="none"/>
      <style:paragraph-properties fo:margin-left="-1.6cm" fo:margin-right="-1.9cm" fo:text-indent="0cm" style:auto-text-indent="false" fo:background-color="transparent">
        <style:tab-stops>
          <style:tab-stop style:position="1.125cm"/>
        </style:tab-stops>
      </style:paragraph-properties>
      <style:text-properties style:font-name="JetBrains Mono" fo:font-size="7pt" officeooo:rsid="00154a63" officeooo:paragraph-rsid="00154a63" style:font-size-asian="7pt" style:font-size-complex="7pt"/>
    </style:style>
    <style:style style:name="P16" style:family="paragraph" style:parent-style-name="Standard">
      <loext:graphic-properties draw:fill="none"/>
      <style:paragraph-properties fo:margin-left="-1.6cm" fo:margin-right="-1.9cm" fo:text-indent="0cm" style:auto-text-indent="false" fo:background-color="transparent">
        <style:tab-stops>
          <style:tab-stop style:position="1.125cm"/>
        </style:tab-stops>
      </style:paragraph-properties>
      <style:text-properties style:font-name="JetBrains Mono" fo:font-size="7pt" fo:font-weight="bold" officeooo:rsid="00154a63" officeooo:paragraph-rsid="00171b31" style:font-size-asian="6.09999990463257pt" style:font-weight-asian="bold" style:font-size-complex="7pt" style:font-weight-complex="bold"/>
    </style:style>
    <style:style style:name="P17" style:family="paragraph" style:parent-style-name="Standard">
      <loext:graphic-properties draw:fill="none"/>
      <style:paragraph-properties fo:margin-left="-1.6cm" fo:margin-right="-1.9cm" fo:text-indent="0cm" style:auto-text-indent="false" fo:background-color="transparent">
        <style:tab-stops>
          <style:tab-stop style:position="1.125cm"/>
        </style:tab-stops>
      </style:paragraph-properties>
      <style:text-properties style:font-name="JetBrains Mono" fo:font-size="7.5pt" officeooo:rsid="00154a63" officeooo:paragraph-rsid="00154a63" style:font-size-asian="7.5pt" style:font-size-complex="7.5pt"/>
    </style:style>
    <style:style style:name="P18" style:family="paragraph" style:parent-style-name="Standard">
      <loext:graphic-properties draw:fill="none"/>
      <style:paragraph-properties fo:margin-left="-1.6cm" fo:margin-right="-1.9cm" fo:text-indent="0cm" style:auto-text-indent="false" fo:break-before="page" fo:background-color="transparent"/>
      <style:text-properties style:font-name="JetBrains Mono" fo:font-size="10pt" officeooo:rsid="0013f7f2" officeooo:paragraph-rsid="0013f7f2" style:font-size-asian="10pt" style:font-size-complex="10pt"/>
    </style:style>
    <style:style style:name="P19" style:family="paragraph" style:parent-style-name="Standard" style:master-page-name="">
      <loext:graphic-properties draw:fill="none"/>
      <style:paragraph-properties fo:margin-left="-1.7cm" fo:margin-right="0cm" fo:text-indent="0cm" style:auto-text-indent="false" style:page-number="auto" fo:background-color="transparent"/>
      <style:text-properties style:font-name="JetBrains Mono" fo:font-size="22pt" style:font-size-asian="22pt" style:font-size-complex="22pt"/>
    </style:style>
    <style:style style:name="P20" style:family="paragraph" style:parent-style-name="Standard">
      <loext:graphic-properties draw:fill="none"/>
      <style:paragraph-properties fo:margin-left="0cm" fo:margin-right="-1.9cm" fo:text-indent="0cm" style:auto-text-indent="false" fo:background-color="transparent">
        <style:tab-stops>
          <style:tab-stop style:position="0.995cm"/>
          <style:tab-stop style:position="1.125cm"/>
        </style:tab-stops>
      </style:paragraph-properties>
      <style:text-properties style:font-name="JetBrains Mono" fo:font-size="14pt" fo:font-weight="bold" officeooo:rsid="00154a63" officeooo:paragraph-rsid="00171b31" style:font-size-asian="12.25pt" style:font-weight-asian="bold" style:font-size-complex="14pt" style:font-weight-complex="bold"/>
    </style:style>
    <style:style style:name="P21" style:family="paragraph" style:parent-style-name="Standard">
      <loext:graphic-properties draw:fill="none"/>
      <style:paragraph-properties fo:margin-left="0cm" fo:margin-right="-1.9cm" fo:text-indent="0cm" style:auto-text-indent="false" fo:background-color="transparent">
        <style:tab-stops>
          <style:tab-stop style:position="1.125cm"/>
        </style:tab-stops>
      </style:paragraph-properties>
      <style:text-properties style:font-name="JetBrains Mono" fo:font-size="7pt" fo:font-weight="bold" officeooo:rsid="00154a63" officeooo:paragraph-rsid="00171b31" style:font-size-asian="6.09999990463257pt" style:font-weight-asian="bold" style:font-size-complex="7pt" style:font-weight-complex="bold"/>
    </style:style>
    <style:style style:name="P22" style:family="paragraph" style:parent-style-name="Standard" style:master-page-name="">
      <loext:graphic-properties draw:fill="none"/>
      <style:paragraph-properties fo:margin-left="-1.401cm" fo:margin-right="-1.9cm" fo:text-indent="0cm" style:auto-text-indent="false" style:page-number="auto" fo:background-color="transparent">
        <style:tab-stops>
          <style:tab-stop style:position="0.995cm"/>
          <style:tab-stop style:position="1.125cm"/>
        </style:tab-stops>
      </style:paragraph-properties>
      <style:text-properties style:font-name="JetBrains Mono" fo:font-size="14pt" fo:font-weight="bold" officeooo:rsid="00154a63" officeooo:paragraph-rsid="00177d5b" style:font-size-asian="12.25pt" style:font-weight-asian="bold" style:font-size-complex="14pt" style:font-weight-complex="bold"/>
    </style:style>
    <style:style style:name="P23" style:family="paragraph" style:parent-style-name="Standard">
      <loext:graphic-properties draw:fill="none"/>
      <style:paragraph-properties fo:margin-left="-1.401cm" fo:margin-right="-1.9cm" fo:text-indent="0cm" style:auto-text-indent="false" fo:background-color="transparent">
        <style:tab-stops>
          <style:tab-stop style:position="0.995cm"/>
          <style:tab-stop style:position="1.125cm"/>
        </style:tab-stops>
      </style:paragraph-properties>
      <style:text-properties style:font-name="JetBrains Mono" fo:font-size="14pt" fo:font-weight="bold" officeooo:rsid="00154a63" officeooo:paragraph-rsid="00177d5b" style:font-size-asian="12.25pt" style:font-weight-asian="bold" style:font-size-complex="14pt" style:font-weight-complex="bold"/>
    </style:style>
    <style:style style:name="P24" style:family="paragraph" style:parent-style-name="Standard">
      <loext:graphic-properties draw:fill="none"/>
      <style:paragraph-properties fo:margin-left="0cm" fo:margin-right="-2.101cm" fo:text-indent="0cm" style:auto-text-indent="false" fo:background-color="transparent">
        <style:tab-stops>
          <style:tab-stop style:position="1.125cm"/>
          <style:tab-stop style:position="19.692cm"/>
          <style:tab-stop style:position="20.503cm"/>
        </style:tab-stops>
      </style:paragraph-properties>
      <style:text-properties style:font-name="JetBrains Mono Medium" fo:font-size="9pt" fo:font-weight="bold" officeooo:rsid="0018b994" officeooo:paragraph-rsid="00177d5b" style:font-size-asian="9pt" style:font-weight-asian="bold" style:font-size-complex="9pt" style:font-weight-complex="bold"/>
    </style:style>
    <style:style style:name="P25" style:family="paragraph" style:parent-style-name="Standard" style:master-page-name="">
      <loext:graphic-properties draw:fill="none"/>
      <style:paragraph-properties fo:margin-left="-1.3cm" fo:margin-right="-2.101cm" fo:text-indent="0cm" style:auto-text-indent="false" style:page-number="auto" fo:background-color="transparent">
        <style:tab-stops>
          <style:tab-stop style:position="1.125cm"/>
          <style:tab-stop style:position="19.692cm"/>
          <style:tab-stop style:position="20.503cm"/>
        </style:tab-stops>
      </style:paragraph-properties>
      <style:text-properties style:font-name="JetBrains Mono Medium" fo:font-size="9pt" fo:font-weight="bold" officeooo:rsid="0018b994" officeooo:paragraph-rsid="00177d5b" style:font-size-asian="9pt" style:font-weight-asian="bold" style:font-size-complex="9pt" style:font-weight-complex="bold"/>
    </style:style>
    <style:style style:name="P26" style:family="paragraph" style:parent-style-name="Standard">
      <loext:graphic-properties draw:fill="none"/>
      <style:paragraph-properties fo:margin-left="-1.3cm" fo:margin-right="-2.101cm" fo:text-indent="0cm" style:auto-text-indent="false" fo:background-color="transparent">
        <style:tab-stops>
          <style:tab-stop style:position="1.125cm"/>
          <style:tab-stop style:position="19.692cm"/>
          <style:tab-stop style:position="20.503cm"/>
        </style:tab-stops>
      </style:paragraph-properties>
      <style:text-properties style:font-name="JetBrains Mono Medium" fo:font-size="9pt" fo:font-weight="bold" officeooo:rsid="0018b994" officeooo:paragraph-rsid="00177d5b" style:font-size-asian="9pt" style:font-weight-asian="bold" style:font-size-complex="9pt" style:font-weight-complex="bold"/>
    </style:style>
    <style:style style:name="P27" style:family="paragraph" style:parent-style-name="Standard">
      <loext:graphic-properties draw:fill="none"/>
      <style:paragraph-properties fo:margin-left="-1.3cm" fo:margin-right="-2.101cm" fo:text-indent="0cm" style:auto-text-indent="false" fo:background-color="transparent">
        <style:tab-stops>
          <style:tab-stop style:position="0cm"/>
          <style:tab-stop style:position="1.125cm"/>
          <style:tab-stop style:position="19.692cm"/>
          <style:tab-stop style:position="20.503cm"/>
        </style:tab-stops>
      </style:paragraph-properties>
      <style:text-properties style:font-name="JetBrains Mono Medium" fo:font-size="9pt" fo:font-weight="bold" officeooo:rsid="0018b994" officeooo:paragraph-rsid="00177d5b" style:font-size-asian="9pt" style:font-weight-asian="bold" style:font-size-complex="9pt" style:font-weight-complex="bold"/>
    </style:style>
    <style:style style:name="P28" style:family="paragraph" style:parent-style-name="Standard">
      <loext:graphic-properties draw:fill="none"/>
      <style:paragraph-properties fo:margin-left="-1.3cm" fo:margin-right="-2.101cm" fo:text-indent="0cm" style:auto-text-indent="false" fo:background-color="transparent">
        <style:tab-stops>
          <style:tab-stop style:position="0cm"/>
          <style:tab-stop style:position="1.125cm"/>
          <style:tab-stop style:position="19.692cm"/>
          <style:tab-stop style:position="20.503cm"/>
        </style:tab-stops>
      </style:paragraph-properties>
      <style:text-properties style:font-name="JetBrains Mono Medium" fo:font-size="9pt" fo:font-weight="bold" officeooo:rsid="0018b994" officeooo:paragraph-rsid="00181ff2" style:font-size-asian="7.84999990463257pt" style:font-weight-asian="bold" style:font-size-complex="9pt" style:font-weight-complex="bold"/>
    </style:style>
    <style:style style:name="P29" style:family="paragraph" style:parent-style-name="Standard">
      <loext:graphic-properties draw:fill="none"/>
      <style:paragraph-properties fo:margin-left="-1.3cm" fo:margin-right="-2.101cm" fo:text-indent="0cm" style:auto-text-indent="false" fo:background-color="transparent">
        <style:tab-stops>
          <style:tab-stop style:position="0cm"/>
          <style:tab-stop style:position="1.125cm"/>
          <style:tab-stop style:position="19.692cm"/>
          <style:tab-stop style:position="20.503cm"/>
        </style:tab-stops>
      </style:paragraph-properties>
      <style:text-properties style:font-name="JetBrains Mono Medium" fo:font-size="13pt" fo:font-weight="bold" officeooo:rsid="0018b994" officeooo:paragraph-rsid="00177d5b" style:font-size-asian="13pt" style:font-weight-asian="bold" style:font-size-complex="13pt" style:font-weight-complex="bold"/>
    </style:style>
    <style:style style:name="P30" style:family="paragraph" style:parent-style-name="Standard">
      <loext:graphic-properties draw:fill="none"/>
      <style:paragraph-properties fo:margin-left="-1.3cm" fo:margin-right="-2.101cm" fo:text-indent="0cm" style:auto-text-indent="false" fo:background-color="transparent">
        <style:tab-stops>
          <style:tab-stop style:position="0cm"/>
          <style:tab-stop style:position="1.125cm"/>
          <style:tab-stop style:position="19.692cm"/>
          <style:tab-stop style:position="20.503cm"/>
        </style:tab-stops>
      </style:paragraph-properties>
      <style:text-properties style:font-name="JetBrains Mono Medium" fo:font-size="13pt" fo:font-weight="bold" officeooo:rsid="0018b994" officeooo:paragraph-rsid="00181ff2" style:font-size-asian="13pt" style:font-weight-asian="bold" style:font-size-complex="13pt" style:font-weight-complex="bold"/>
    </style:style>
    <style:style style:name="P31" style:family="paragraph" style:parent-style-name="Standard">
      <loext:graphic-properties draw:fill="none"/>
      <style:paragraph-properties fo:margin-left="-1.3cm" fo:margin-right="-2.101cm" fo:text-indent="0cm" style:auto-text-indent="false" fo:background-color="transparent">
        <style:tab-stops>
          <style:tab-stop style:position="0cm"/>
          <style:tab-stop style:position="1.125cm"/>
          <style:tab-stop style:position="19.692cm"/>
          <style:tab-stop style:position="20.503cm"/>
        </style:tab-stops>
      </style:paragraph-properties>
      <style:text-properties style:font-name="JetBrains Mono Medium" fo:font-size="7pt" fo:font-weight="bold" officeooo:rsid="0018b994" officeooo:paragraph-rsid="00181ff2" style:font-size-asian="6.09999990463257pt" style:font-weight-asian="bold" style:font-size-complex="7pt" style:font-weight-complex="bold"/>
    </style:style>
    <style:style style:name="P32" style:family="paragraph" style:parent-style-name="Standard">
      <loext:graphic-properties draw:fill="none"/>
      <style:paragraph-properties fo:margin-left="-1.3cm" fo:margin-right="-2.101cm" fo:text-indent="0cm" style:auto-text-indent="false" fo:background-color="transparent">
        <style:tab-stops>
          <style:tab-stop style:position="0cm"/>
          <style:tab-stop style:position="1.125cm"/>
          <style:tab-stop style:position="19.692cm"/>
          <style:tab-stop style:position="20.503cm"/>
        </style:tab-stops>
      </style:paragraph-properties>
      <style:text-properties style:font-name="JetBrains Mono Medium" fo:font-size="8pt" fo:font-weight="bold" officeooo:rsid="0018b994" officeooo:paragraph-rsid="00177d5b" style:font-size-asian="8pt" style:font-weight-asian="bold" style:font-size-complex="8pt" style:font-weight-complex="bold"/>
    </style:style>
    <style:style style:name="P33" style:family="paragraph" style:parent-style-name="Standard">
      <loext:graphic-properties draw:fill="none"/>
      <style:paragraph-properties fo:margin-left="-1.3cm" fo:margin-right="-2.101cm" fo:text-indent="0cm" style:auto-text-indent="false" fo:background-color="transparent">
        <style:tab-stops>
          <style:tab-stop style:position="0cm"/>
          <style:tab-stop style:position="1.125cm"/>
          <style:tab-stop style:position="19.692cm"/>
          <style:tab-stop style:position="20.503cm"/>
        </style:tab-stops>
      </style:paragraph-properties>
      <style:text-properties style:font-name="JetBrains Mono Medium" fo:font-size="8pt" fo:font-weight="bold" officeooo:rsid="0018b994" officeooo:paragraph-rsid="00181ff2" style:font-size-asian="7pt" style:font-weight-asian="bold" style:font-size-complex="8pt" style:font-weight-complex="bold"/>
    </style:style>
    <style:style style:name="P34" style:family="paragraph" style:parent-style-name="Standard">
      <loext:graphic-properties draw:fill="none"/>
      <style:paragraph-properties fo:margin-left="-1.3cm" fo:margin-right="-2.101cm" fo:text-indent="0cm" style:auto-text-indent="false" fo:background-color="transparent">
        <style:tab-stops>
          <style:tab-stop style:position="0cm"/>
          <style:tab-stop style:position="1.125cm"/>
          <style:tab-stop style:position="19.692cm"/>
          <style:tab-stop style:position="20.503cm"/>
        </style:tab-stops>
      </style:paragraph-properties>
      <style:text-properties style:font-name="JetBrains Mono Medium" fo:font-size="14pt" fo:font-weight="bold" officeooo:rsid="0018b994" officeooo:paragraph-rsid="00181ff2" style:font-size-asian="14pt" style:font-weight-asian="bold" style:font-size-complex="14pt" style:font-weight-complex="bold"/>
    </style:style>
    <style:style style:name="P35" style:family="paragraph" style:parent-style-name="Standard" style:master-page-name="">
      <loext:graphic-properties draw:fill="none"/>
      <style:paragraph-properties fo:margin-left="-1.3cm" fo:margin-right="-2.101cm" fo:text-indent="0cm" style:auto-text-indent="false" style:page-number="auto" fo:background-color="transparent">
        <style:tab-stops>
          <style:tab-stop style:position="1.125cm"/>
          <style:tab-stop style:position="19.692cm"/>
          <style:tab-stop style:position="20.503cm"/>
        </style:tab-stops>
      </style:paragraph-properties>
      <style:text-properties style:font-name="JetBrains Mono Medium" fo:font-size="9pt" fo:font-weight="bold" officeooo:rsid="0018b994" officeooo:paragraph-rsid="00177d5b" style:font-size-asian="9pt" style:font-weight-asian="bold" style:font-size-complex="9pt" style:font-weight-complex="bold"/>
    </style:style>
    <style:style style:name="P36" style:family="paragraph" style:parent-style-name="Standard" style:master-page-name="">
      <loext:graphic-properties draw:fill="none"/>
      <style:paragraph-properties fo:margin-left="-1.3cm" fo:margin-right="-2.101cm" fo:text-indent="0cm" style:auto-text-indent="false" style:page-number="auto" fo:background-color="transparent">
        <style:tab-stops>
          <style:tab-stop style:position="1.125cm"/>
          <style:tab-stop style:position="19.692cm"/>
          <style:tab-stop style:position="20.503cm"/>
        </style:tab-stops>
      </style:paragraph-properties>
      <style:text-properties style:font-name="JetBrains Mono Medium" fo:font-size="9pt" fo:font-weight="bold" officeooo:rsid="0018b994" officeooo:paragraph-rsid="00177d5b" style:font-size-asian="9pt" style:font-weight-asian="bold" style:font-size-complex="9pt" style:font-weight-complex="bold"/>
    </style:style>
    <style:style style:name="P37" style:family="paragraph" style:parent-style-name="Standard" style:master-page-name="">
      <loext:graphic-properties draw:fill="none"/>
      <style:paragraph-properties fo:margin-left="-1.3cm" fo:margin-right="-2.101cm" fo:text-indent="0cm" style:auto-text-indent="false" style:page-number="auto" fo:background-color="transparent">
        <style:tab-stops>
          <style:tab-stop style:position="1.125cm"/>
          <style:tab-stop style:position="19.692cm"/>
          <style:tab-stop style:position="20.503cm"/>
        </style:tab-stops>
      </style:paragraph-properties>
      <style:text-properties style:font-name="JetBrains Mono Medium" fo:font-size="9pt" fo:font-weight="bold" officeooo:rsid="0018b994" officeooo:paragraph-rsid="00177d5b" style:font-size-asian="9pt" style:font-weight-asian="bold" style:font-size-complex="9pt" style:font-weight-complex="bold"/>
    </style:style>
    <style:style style:name="P38" style:family="paragraph" style:parent-style-name="Standard" style:master-page-name="">
      <loext:graphic-properties draw:fill="none"/>
      <style:paragraph-properties fo:margin-left="-1.3cm" fo:margin-right="-2.101cm" fo:text-indent="0cm" style:auto-text-indent="false" style:page-number="auto" fo:background-color="transparent">
        <style:tab-stops>
          <style:tab-stop style:position="1.125cm"/>
          <style:tab-stop style:position="19.692cm"/>
          <style:tab-stop style:position="20.503cm"/>
        </style:tab-stops>
      </style:paragraph-properties>
      <style:text-properties style:font-name="JetBrains Mono Medium" fo:font-size="9pt" fo:font-weight="bold" officeooo:rsid="0018b994" officeooo:paragraph-rsid="00177d5b" style:font-size-asian="9pt" style:font-weight-asian="bold" style:font-size-complex="9pt" style:font-weight-complex="bold"/>
    </style:style>
    <style:style style:name="P39" style:family="paragraph" style:parent-style-name="Standard" style:master-page-name="">
      <loext:graphic-properties draw:fill="none"/>
      <style:paragraph-properties fo:margin-left="-1.3cm" fo:margin-right="-2.101cm" fo:text-indent="0cm" style:auto-text-indent="false" style:page-number="auto" fo:background-color="transparent">
        <style:tab-stops>
          <style:tab-stop style:position="1.125cm"/>
          <style:tab-stop style:position="19.692cm"/>
          <style:tab-stop style:position="20.503cm"/>
        </style:tab-stops>
      </style:paragraph-properties>
      <style:text-properties style:font-name="JetBrains Mono Medium" fo:font-size="9pt" fo:font-weight="bold" officeooo:rsid="0018b994" officeooo:paragraph-rsid="00177d5b" style:font-size-asian="9pt" style:font-weight-asian="bold" style:font-size-complex="9pt" style:font-weight-complex="bold"/>
    </style:style>
    <style:style style:name="P40" style:family="paragraph" style:parent-style-name="Standard" style:master-page-name="">
      <loext:graphic-properties draw:fill="none"/>
      <style:paragraph-properties fo:margin-left="-1.3cm" fo:margin-right="-2.101cm" fo:text-indent="0cm" style:auto-text-indent="false" style:page-number="auto" fo:background-color="transparent">
        <style:tab-stops>
          <style:tab-stop style:position="1.125cm"/>
          <style:tab-stop style:position="19.692cm"/>
          <style:tab-stop style:position="20.503cm"/>
        </style:tab-stops>
      </style:paragraph-properties>
      <style:text-properties style:font-name="JetBrains Mono Medium" fo:font-size="9pt" fo:font-weight="bold" officeooo:rsid="0018b994" officeooo:paragraph-rsid="00177d5b" style:font-size-asian="9pt" style:font-weight-asian="bold" style:font-size-complex="9pt" style:font-weight-complex="bold"/>
    </style:style>
    <style:style style:name="P41" style:family="paragraph" style:parent-style-name="Standard" style:master-page-name="">
      <loext:graphic-properties draw:fill="none"/>
      <style:paragraph-properties fo:margin-left="-1.3cm" fo:margin-right="-2.101cm" fo:text-indent="0cm" style:auto-text-indent="false" style:page-number="auto" fo:background-color="transparent">
        <style:tab-stops>
          <style:tab-stop style:position="0cm"/>
          <style:tab-stop style:position="1.125cm"/>
          <style:tab-stop style:position="19.692cm"/>
          <style:tab-stop style:position="20.503cm"/>
        </style:tab-stops>
      </style:paragraph-properties>
      <style:text-properties style:font-name="JetBrains Mono Medium" fo:font-size="9pt" fo:font-weight="bold" officeooo:rsid="0018b994" officeooo:paragraph-rsid="00177d5b" style:font-size-asian="9pt" style:font-weight-asian="bold" style:font-size-complex="9pt" style:font-weight-complex="bold"/>
    </style:style>
    <style:style style:name="P42" style:family="paragraph" style:parent-style-name="Standard">
      <loext:graphic-properties draw:fill="none"/>
      <style:paragraph-properties fo:margin-left="-1.3cm" fo:margin-right="-2.101cm" fo:text-indent="0cm" style:auto-text-indent="false" fo:break-before="page" fo:background-color="transparent">
        <style:tab-stops>
          <style:tab-stop style:position="0cm"/>
          <style:tab-stop style:position="1.125cm"/>
          <style:tab-stop style:position="19.692cm"/>
          <style:tab-stop style:position="20.503cm"/>
        </style:tab-stops>
      </style:paragraph-properties>
      <style:text-properties style:font-name="JetBrains Mono Medium" fo:font-size="8pt" fo:font-weight="bold" officeooo:rsid="0018b994" officeooo:paragraph-rsid="00177d5b" style:font-size-asian="8pt" style:font-weight-asian="bold" style:font-size-complex="8pt" style:font-weight-complex="bold"/>
    </style:style>
    <style:style style:name="P43" style:family="paragraph" style:parent-style-name="Standard">
      <loext:graphic-properties draw:fill="none"/>
      <style:paragraph-properties fo:margin-left="-1.3cm" fo:margin-right="-2.101cm" fo:text-indent="0cm" style:auto-text-indent="false" fo:break-before="page" fo:background-color="transparent">
        <style:tab-stops>
          <style:tab-stop style:position="0cm"/>
          <style:tab-stop style:position="1.125cm"/>
          <style:tab-stop style:position="19.692cm"/>
          <style:tab-stop style:position="20.503cm"/>
        </style:tab-stops>
      </style:paragraph-properties>
      <style:text-properties style:font-name="JetBrains Mono Medium" fo:font-size="9pt" fo:font-weight="bold" officeooo:rsid="0018b994" officeooo:paragraph-rsid="00181ff2" style:font-size-asian="7.84999990463257pt" style:font-weight-asian="bold" style:font-size-complex="9pt" style:font-weight-complex="bold"/>
    </style:style>
    <style:style style:name="P44" style:family="paragraph" style:parent-style-name="Standard" style:master-page-name="">
      <loext:graphic-properties draw:fill="none"/>
      <style:paragraph-properties fo:margin-left="-1.401cm" fo:margin-right="-1.799cm" fo:text-indent="0cm" style:auto-text-indent="false" style:page-number="auto" fo:background-color="transparent"/>
      <style:text-properties style:font-name="JetBrains Mono Medium" fo:font-size="9pt" fo:font-weight="bold" officeooo:rsid="0018b994" officeooo:paragraph-rsid="00177d5b" style:font-size-asian="9pt" style:font-weight-asian="bold" style:font-size-complex="9pt" style:font-weight-complex="bold"/>
    </style:style>
    <style:style style:name="P45" style:family="paragraph" style:parent-style-name="Standard" style:master-page-name="">
      <loext:graphic-properties draw:fill="none"/>
      <style:paragraph-properties fo:margin-left="-1.401cm" fo:margin-right="-1.799cm" fo:text-indent="0cm" style:auto-text-indent="false" style:page-number="auto" fo:background-color="transparent"/>
      <style:text-properties style:font-name="JetBrains Mono Medium" fo:font-size="9pt" fo:font-weight="bold" officeooo:rsid="0018b994" officeooo:paragraph-rsid="00177d5b" style:font-size-asian="9pt" style:font-weight-asian="bold" style:font-size-complex="9pt" style:font-weight-complex="bold"/>
    </style:style>
    <style:style style:name="P46" style:family="paragraph" style:parent-style-name="Standard" style:master-page-name="">
      <loext:graphic-properties draw:fill="none"/>
      <style:paragraph-properties fo:margin-left="-1.401cm" fo:margin-right="-1.799cm" fo:text-indent="0cm" style:auto-text-indent="false" style:page-number="auto" fo:background-color="transparent"/>
      <style:text-properties style:font-name="JetBrains Mono Medium" fo:font-size="9pt" fo:font-weight="bold" officeooo:rsid="0018b994" officeooo:paragraph-rsid="00177d5b" style:font-size-asian="9pt" style:font-weight-asian="bold" style:font-size-complex="9pt" style:font-weight-complex="bold"/>
    </style:style>
    <style:style style:name="P47" style:family="paragraph" style:parent-style-name="Standard" style:master-page-name="">
      <loext:graphic-properties draw:fill="none"/>
      <style:paragraph-properties fo:margin-left="-1.401cm" fo:margin-right="-1.799cm" fo:text-indent="0cm" style:auto-text-indent="false" style:page-number="auto" fo:background-color="transparent"/>
      <style:text-properties style:font-name="JetBrains Mono Medium" fo:font-size="9pt" fo:font-weight="bold" officeooo:rsid="0018b994" officeooo:paragraph-rsid="00177d5b" style:font-size-asian="9pt" style:font-weight-asian="bold" style:font-size-complex="9pt" style:font-weight-complex="bold"/>
    </style:style>
    <style:style style:name="P48" style:family="paragraph" style:parent-style-name="Standard" style:master-page-name="">
      <loext:graphic-properties draw:fill="none"/>
      <style:paragraph-properties fo:margin-left="-1.401cm" fo:margin-right="-1.799cm" fo:text-indent="0cm" style:auto-text-indent="false" style:page-number="auto" fo:background-color="transparent"/>
      <style:text-properties style:font-name="JetBrains Mono Medium" fo:font-size="9pt" fo:font-weight="bold" officeooo:rsid="0018b994" officeooo:paragraph-rsid="00177d5b" style:font-size-asian="9pt" style:font-weight-asian="bold" style:font-size-complex="9pt" style:font-weight-complex="bold"/>
    </style:style>
    <style:style style:name="P49" style:family="paragraph" style:parent-style-name="Standard" style:master-page-name="">
      <loext:graphic-properties draw:fill="none"/>
      <style:paragraph-properties fo:margin-left="-1.401cm" fo:margin-right="-1.799cm" fo:text-indent="0cm" style:auto-text-indent="false" style:page-number="auto" fo:background-color="transparent"/>
      <style:text-properties style:font-name="JetBrains Mono Medium" fo:font-size="9pt" fo:font-weight="bold" officeooo:rsid="0018b994" officeooo:paragraph-rsid="00177d5b" style:font-size-asian="9pt" style:font-weight-asian="bold" style:font-size-complex="9pt" style:font-weight-complex="bold"/>
    </style:style>
    <style:style style:name="P50" style:family="paragraph" style:parent-style-name="Standard" style:master-page-name="">
      <loext:graphic-properties draw:fill="none"/>
      <style:paragraph-properties fo:margin-left="-1.401cm" fo:margin-right="-1.799cm" fo:text-indent="0cm" style:auto-text-indent="false" style:page-number="auto" fo:background-color="transparent"/>
      <style:text-properties style:font-name="JetBrains Mono Medium" fo:font-size="9pt" fo:font-weight="bold" officeooo:rsid="0018b994" officeooo:paragraph-rsid="00177d5b" style:font-size-asian="9pt" style:font-weight-asian="bold" style:font-size-complex="9pt" style:font-weight-complex="bold"/>
    </style:style>
    <style:style style:name="P51" style:family="paragraph" style:parent-style-name="Standard" style:master-page-name="">
      <loext:graphic-properties draw:fill="none"/>
      <style:paragraph-properties fo:margin-left="-1.401cm" fo:margin-right="-1.799cm" fo:text-indent="0cm" style:auto-text-indent="false" style:page-number="auto" fo:background-color="transparent"/>
      <style:text-properties style:font-name="JetBrains Mono Medium" fo:font-size="9pt" fo:font-weight="bold" officeooo:rsid="0018b994" officeooo:paragraph-rsid="00177d5b" style:font-size-asian="9pt" style:font-weight-asian="bold" style:font-size-complex="9pt" style:font-weight-complex="bold"/>
    </style:style>
    <style:style style:name="P52" style:family="paragraph" style:parent-style-name="Standard" style:master-page-name="">
      <loext:graphic-properties draw:fill="none"/>
      <style:paragraph-properties fo:margin-left="-1.401cm" fo:margin-right="-2.101cm" fo:text-indent="0cm" style:auto-text-indent="false" style:page-number="auto" fo:background-color="transparent">
        <style:tab-stops>
          <style:tab-stop style:position="1.125cm"/>
          <style:tab-stop style:position="19.692cm"/>
          <style:tab-stop style:position="20.503cm"/>
        </style:tab-stops>
      </style:paragraph-properties>
      <style:text-properties style:font-name="JetBrains Mono Medium" fo:font-size="9pt" fo:font-weight="bold" officeooo:rsid="0018b994" officeooo:paragraph-rsid="00177d5b" style:font-size-asian="9pt" style:font-weight-asian="bold" style:font-size-complex="9pt" style:font-weight-complex="bold"/>
    </style:style>
    <style:style style:name="T1" style:family="text">
      <style:text-properties officeooo:rsid="0013f7f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7f2" style:font-weight-asian="bold" style:font-weight-complex="bold"/>
    </style:style>
    <style:style style:name="T4" style:family="text">
      <style:text-properties fo:font-size="7.5pt" style:font-size-asian="7.5pt" style:font-size-complex="7.5pt"/>
    </style:style>
    <style:style style:name="T5" style:family="text">
      <style:text-properties officeooo:rsid="00171b31"/>
    </style:style>
    <style:style style:name="T6" style:family="text">
      <style:text-properties style:font-name="JetBrains Mono Medium" fo:font-size="9pt" officeooo:rsid="0018b994" style:font-size-asian="9pt" style:font-size-complex="9pt"/>
    </style:style>
    <style:style style:name="T7" style:family="text">
      <style:text-properties officeooo:rsid="00181ff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8cm" fo:text-indent="-0.635cm" fo:margin-left="3.49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33cm" fo:text-indent="-0.635cm" fo:margin-left="4.13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68cm" fo:text-indent="-0.635cm" fo:margin-left="4.76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03cm" fo:text-indent="-0.635cm" fo:margin-left="5.40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38cm" fo:text-indent="-0.635cm" fo:margin-left="6.03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73cm" fo:text-indent="-0.635cm" fo:margin-left="6.67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08cm" fo:text-indent="-0.635cm" fo:margin-left="7.3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43cm" fo:text-indent="-0.635cm" fo:margin-left="7.9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78cm" fo:text-indent="-0.635cm" fo:margin-left="8.57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213cm" fo:text-indent="-0.635cm" fo:margin-left="9.213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"><text:s text:c="8"/></text:span><text:span text:style-name="T3">ANZAL HUSAIN ABIDI 20BCS009</text:span></text:p>
      <text:p text:style-name="P3"><text:tab/><text:tab/><text:tab/> <text:s text:c="2"/><text:span text:style-name="T1">DBMS ASSIGNMEMT -3</text:span></text:p>
      <text:p text:style-name="P1"/>
      <text:p text:style-name="P9">EXERCISE 5 : EXERCISE ON DELETING THE REC0RDS ON TABLE</text:p>
      <text:p text:style-name="P2"/>
      <text:p text:style-name="P4"/>
      <text:p text:style-name="P4"><text:span text:style-name="T2">Creation of Salesman_Master table:</text:span> </text:p>
      <text:p text:style-name="P4"/>
      <text:p text:style-name="P11">mysql&gt; desc Salesman_Master;</text:p>
      <text:p text:style-name="P11">+--------------+-------------+------+-----+---------+-------+</text:p>
      <text:p text:style-name="P11">| Field <text:s text:c="7"/>| Type <text:s text:c="7"/>| Null | Key | Default | Extra |</text:p>
      <text:p text:style-name="P11">+--------------+-------------+------+-----+---------+-------+</text:p>
      <text:p text:style-name="P11">| SalesmanNo <text:s text:c="2"/>| varchar(6) <text:s/>| YES <text:s/>| <text:s text:c="4"/>| NULL <text:s text:c="3"/>| <text:s text:c="6"/>|</text:p>
      <text:p text:style-name="P11">| SalesmanName | varchar(20) | YES <text:s/>| <text:s text:c="4"/>| NULL <text:s text:c="3"/>| <text:s text:c="6"/>|</text:p>
      <text:p text:style-name="P11">| Address1 <text:s text:c="4"/>| varchar(30) | YES <text:s/>| <text:s text:c="4"/>| NULL <text:s text:c="3"/>| <text:s text:c="6"/>|</text:p>
      <text:p text:style-name="P11">| Address2 <text:s text:c="4"/>| varchar(30) | YES <text:s/>| <text:s text:c="4"/>| NULL <text:s text:c="3"/>| <text:s text:c="6"/>|</text:p>
      <text:p text:style-name="P11">| City <text:s text:c="8"/>| varchar(20) | YES <text:s/>| <text:s text:c="4"/>| NULL <text:s text:c="3"/>| <text:s text:c="6"/>|</text:p>
      <text:p text:style-name="P11">| PinCode <text:s text:c="5"/>| int <text:s text:c="8"/>| YES <text:s/>| <text:s text:c="4"/>| NULL <text:s text:c="3"/>| <text:s text:c="6"/>|</text:p>
      <text:p text:style-name="P11">| State <text:s text:c="7"/>| varchar(20) | YES <text:s/>| <text:s text:c="4"/>| NULL <text:s text:c="3"/>| <text:s text:c="6"/>|</text:p>
      <text:p text:style-name="P11">| SalAmt <text:s text:c="6"/>| int <text:s text:c="8"/>| YES <text:s/>| <text:s text:c="4"/>| NULL <text:s text:c="3"/>| <text:s text:c="6"/>|</text:p>
      <text:p text:style-name="P11">| TgttoGet <text:s text:c="4"/>| int <text:s text:c="8"/>| YES <text:s/>| <text:s text:c="4"/>| NULL <text:s text:c="3"/>| <text:s text:c="6"/>|</text:p>
      <text:p text:style-name="P11">| YtdSales <text:s text:c="4"/>| int <text:s text:c="8"/>| YES <text:s/>| <text:s text:c="4"/>| NULL <text:s text:c="3"/>| <text:s text:c="6"/>|</text:p>
      <text:p text:style-name="P11">| Remarks <text:s text:c="5"/>| varchar(60) | YES <text:s/>| <text:s text:c="4"/>| NULL <text:s text:c="3"/>| <text:s text:c="6"/>|</text:p>
      <text:p text:style-name="P11">+--------------+-------------+------+-----+---------+-------+</text:p>
      <text:p text:style-name="P12"><text:s text:c="2"/></text:p>
      <text:p text:style-name="P9">Add data to Salesman_Master table:</text:p>
      <text:p text:style-name="P4"/>
      <text:p text:style-name="P5">insert into Salesman_Master</text:p>
      <text:p text:style-name="P5">value('s00001','Aman','A/14','Worli','Mumbai',400002,'Maharashtra',3000,100,50,'Good');</text:p>
      <text:p text:style-name="P5"/>
      <text:p text:style-name="P5">insert into Salesman_Master</text:p>
      <text:p text:style-name="P6">value('s00002','Omkar','65','Nariman','Mumbai',400001,'Maharashtra'</text:p>
      <text:p text:style-name="P6">,3000,200,100,'Good');</text:p>
      <text:p text:style-name="P5"/>
      <text:p text:style-name="P5">insert into Salesman_Master</text:p>
      <text:p text:style-name="P5">value('s00003','Raj','P-7','Bandra','Mumbai',400032,'Maharashtra',3000,200,100,'Good');</text:p>
      <text:p text:style-name="P5"/>
      <text:p text:style-name="P5">insert into Salesman_Master</text:p>
      <text:p text:style-name="P5">value('s00004','Ashish','A/5','Juhu','Mumbai',400044,'Maharashtra',3500,200,150,'Good');</text:p>
      <text:p text:style-name="P18"/>
      <text:p text:style-name="P7">SHOW THE THE CONTENTS OF Salseman_Master:</text:p>
      <text:p text:style-name="P7"/>
      <text:p text:style-name="P14">mysql&gt; select * from Salesman_Master;</text:p>
      <text:p text:style-name="P14">+------------+--------------+----------+----------+--------+---------+-------------+--------+----------+----------+---------+</text:p>
      <text:p text:style-name="P14">| SalesmanNo | SalesmanName | Address1 | Address2 | City <text:s text:c="2"/>| PinCode | State <text:s text:c="6"/>| SalAmt | TgttoGet | YtdSales | Remarks |</text:p>
      <text:p text:style-name="P14">+------------+--------------+----------+----------+--------+---------+-------------+--------+----------+----------+---------+</text:p>
      <text:p text:style-name="P14">| s00001 <text:s text:c="4"/>| Aman <text:s text:c="8"/>| A/14 <text:s text:c="4"/>| Worli <text:s text:c="3"/>| Mumbai | <text:s/>400002 | Maharashtra | <text:s text:c="2"/>3000 | <text:s text:c="5"/>100 | <text:s text:c="6"/>50 | Good <text:s text:c="3"/>|</text:p>
      <text:p text:style-name="P14">| s00004 <text:s text:c="4"/>| Ashish <text:s text:c="6"/>| A/5 <text:s text:c="5"/>| Juhu <text:s text:c="4"/>| Mumbai | <text:s/>400044 | Maharashtra | <text:s text:c="2"/>3500 | <text:s text:c="5"/>200 | <text:s text:c="5"/>150 | Good <text:s text:c="3"/>|</text:p>
      <text:p text:style-name="P14">| s00002 <text:s text:c="4"/>| Omkar <text:s text:c="7"/>| 65 <text:s text:c="6"/>| Nariman <text:s/>| Mumbai | <text:s/>400001 | Maharashtra | <text:s text:c="2"/>3000 | <text:s text:c="5"/>200 | <text:s text:c="5"/>100 | Good <text:s text:c="3"/>|</text:p>
      <text:p text:style-name="P14">| s00003 <text:s text:c="4"/>| Raj <text:s text:c="9"/>| P-7 <text:s text:c="5"/>| Bandra <text:s text:c="2"/>| Mumbai | <text:s/>400032 | Maharashtra | <text:s text:c="2"/>3000 | <text:s text:c="5"/>200 | <text:s text:c="5"/>100 | Good <text:s text:c="3"/>|</text:p>
      <text:p text:style-name="P15">+------------+--------------+----------+----------+--------+---------+-------------+--------+----------+----------+---------+</text:p>
      <text:p text:style-name="P15"/>
      <text:p text:style-name="P15"/>
      <text:p text:style-name="P8">a) Delete all the salesman from the Salesman_Master whose salaries are</text:p>
      <text:p text:style-name="P8">equal</text:p>
      <text:p text:style-name="P8">to 3500.</text:p>
      <text:p text:style-name="P13"/>
      <text:p text:style-name="P17">mysql&gt; delete from Salesman_Master where SalAmt = 3500;</text:p>
      <text:p text:style-name="P17">Query OK, 1 row affected (0.09 sec)</text:p>
      <text:p text:style-name="P17"/>
      <text:p text:style-name="P17">mysql&gt; select * from Salesman_Master;</text:p>
      <text:p text:style-name="P17">+------------+--------------+----------+----------+--------+---------+-------------+--------+----------+----------+---------+</text:p>
      <text:p text:style-name="P17">| SalesmanNo | SalesmanName | Address1 | Address2 | City <text:s text:c="2"/>| PinCode | State <text:s text:c="6"/>| SalAmt | TgttoGet | YtdSales | Remarks |</text:p>
      <text:p text:style-name="P17">+------------+--------------+----------+----------+--------+---------+-------------+--------+----------+----------+---------+</text:p>
      <text:p text:style-name="P17">| s00001 <text:s text:c="4"/>| Aman <text:s text:c="8"/>| A/14 <text:s text:c="4"/>| Worli <text:s text:c="3"/>| Mumbai | <text:s/>400002 | Maharashtra | <text:s text:c="2"/>3000 | <text:s text:c="5"/>100 | <text:s text:c="6"/>50 | Good <text:s text:c="3"/>|</text:p>
      <text:p text:style-name="P17">| s00002 <text:s text:c="4"/>| Omkar <text:s text:c="7"/>| 65 <text:s text:c="6"/>| Nariman <text:s/>| Mumbai | <text:s/>400001 | Maharashtra | <text:s text:c="2"/>3000 | <text:s text:c="5"/>200 | <text:s text:c="5"/>100 | Good <text:s text:c="3"/>|</text:p>
      <text:p text:style-name="P17">| s00003 <text:s text:c="4"/>| Raj <text:s text:c="9"/>| P-7 <text:s text:c="5"/>| Bandra <text:s text:c="2"/>| Mumbai | <text:s/>400032 | Maharashtra | <text:s text:c="2"/>3000 | <text:s text:c="5"/>200 | <text:s text:c="5"/>100 | Good <text:s text:c="3"/>|</text:p>
      <text:p text:style-name="P13"><text:span text:style-name="T4">+------------+--------------+----------+----------+--------+---------+-------------+--------+----------+----------+---------</text:span>+</text:p>
      <text:p text:style-name="P13"/>
      <text:p text:style-name="P10"/>
      <text:p text:style-name="P10">b) Delete all products from Product_Master where the QtyOnHand is </text:p>
      <text:p text:style-name="P10"><text:s text:c="3"/>equal to</text:p>
      <text:p text:style-name="P10"/>
      <text:p text:style-name="P16">mysql&gt; select * from Product_Master;</text:p>
      <text:p text:style-name="P16">+-----------+--------------+---------------+-------------+-----------+------+-----------+-----------+</text:p>
      <text:p text:style-name="P16">| ProductNo | Description <text:s/>| ProfitPercent | UnitMeasure | QtyOnHand | Tax <text:s/>| SellPrice | CostPrice |</text:p>
      <text:p text:style-name="P16">+-----------+--------------+---------------+-------------+-----------+------+-----------+-----------+</text:p>
      <text:p text:style-name="P16">| P00001 <text:s text:c="3"/>| T-Shirts <text:s text:c="4"/>| 5 <text:s text:c="12"/>| Piece <text:s text:c="6"/>| <text:s text:c="6"/>200 | <text:s text:c="2"/>50 | <text:s text:c="6"/>350 | <text:s text:c="6"/>250 |</text:p>
      <text:p text:style-name="P16">| P03450 <text:s text:c="3"/>| Shirts <text:s text:c="6"/>| 6 <text:s text:c="12"/>| Piece <text:s text:c="6"/>| <text:s text:c="6"/>150 | <text:s text:c="2"/>50 | <text:s text:c="6"/>500 | <text:s text:c="6"/>350 |</text:p>
      <text:p text:style-name="P16">| P06734 <text:s text:c="3"/>| Cotton Jeans | 5 <text:s text:c="12"/>| Piece <text:s text:c="6"/>| <text:s text:c="6"/>100 | <text:s text:c="2"/>20 | <text:s text:c="6"/>600 | <text:s text:c="6"/>450 |</text:p>
      <text:p text:style-name="P16">| P07865 <text:s text:c="3"/>| Jeans <text:s text:c="7"/>| 5 <text:s text:c="12"/>| Piece <text:s text:c="6"/>| <text:s text:c="6"/>100 | <text:s text:c="2"/>20 | <text:s text:c="6"/>750 | <text:s text:c="6"/>500 |</text:p>
      <text:p text:style-name="P16">| P07868 <text:s text:c="3"/>| Trousers <text:s text:c="4"/>| 2 <text:s text:c="12"/>| Piece <text:s text:c="6"/>| <text:s text:c="6"/>150 | <text:s text:c="2"/>50 | <text:s text:c="6"/>850 | <text:s text:c="6"/>950 |</text:p>
      <text:p text:style-name="P16">| P07885 <text:s text:c="3"/>| Pull Overs <text:s text:c="2"/>| 2 <text:s text:c="12"/>| Piece <text:s text:c="6"/>| <text:s text:c="6"/>150 | <text:s text:c="2"/>50 | <text:s text:c="6"/>850 | <text:s text:c="6"/>350 |</text:p>
      <text:p text:style-name="P16">| P07868 <text:s text:c="3"/>| Denim Shirts | 4 <text:s text:c="12"/>| Piece <text:s text:c="6"/>| <text:s text:c="6"/>100 | <text:s text:c="2"/>40 | <text:s text:c="6"/>350 | <text:s text:c="6"/>250 |</text:p>
      <text:p text:style-name="P16">| P07868 <text:s text:c="3"/>| Lycra Tops <text:s text:c="2"/>| 5 <text:s text:c="12"/>| Piece <text:s text:c="6"/>| <text:s text:c="7"/>70 | <text:s text:c="2"/>30 | <text:s text:c="6"/>300 | <text:s text:c="6"/>175 |</text:p>
      <text:p text:style-name="P16">| P07868 <text:s text:c="3"/>| Skirts <text:s text:c="6"/>| 5 <text:s text:c="12"/>| Piece <text:s text:c="6"/>| <text:s text:c="7"/>75 | <text:s text:c="2"/>30 | <text:s text:c="6"/>450 | <text:s text:c="6"/>300 |</text:p>
      <text:p text:style-name="P16">+-----------+--------------+---------------+-------------+-----------+------+-----------+-----------+</text:p>
      <text:p text:style-name="P21"/>
      <text:p text:style-name="P16">mysql&gt; delete from Product_Master where QtyOnHand = 100;</text:p>
      <text:p text:style-name="P16">Query OK, 3 rows affected (0.10 sec)</text:p>
      <text:p text:style-name="P16"/>
      <text:p text:style-name="P16">mysql&gt; select * from Product_Master;</text:p>
      <text:p text:style-name="P16">+-----------+-------------+---------------+-------------+-----------+------+-----------+-----------+</text:p>
      <text:p text:style-name="P16">| ProductNo | Description | ProfitPercent | UnitMeasure | QtyOnHand | Tax <text:s/>| SellPrice | CostPrice |</text:p>
      <text:p text:style-name="P16">+-----------+-------------+---------------+-------------+-----------+------+-----------+-----------+</text:p>
      <text:p text:style-name="P16">| P00001 <text:s text:c="3"/>| T-Shirts <text:s text:c="3"/>| 5 <text:s text:c="12"/>| Piece <text:s text:c="6"/>| <text:s text:c="6"/>200 | <text:s text:c="2"/>50 | <text:s text:c="6"/>350 | <text:s text:c="6"/>250 |</text:p>
      <text:p text:style-name="P16">| P03450 <text:s text:c="3"/>| Shirts <text:s text:c="5"/>| 6 <text:s text:c="12"/>| Piece <text:s text:c="6"/>| <text:s text:c="6"/>150 | <text:s text:c="2"/>50 | <text:s text:c="6"/>500 | <text:s text:c="6"/>350 |</text:p>
      <text:p text:style-name="P16">| P07868 <text:s text:c="3"/>| Trousers <text:s text:c="3"/>| 2 <text:s text:c="12"/>| Piece <text:s text:c="6"/>| <text:s text:c="6"/>150 | <text:s text:c="2"/>50 | <text:s text:c="6"/>850 | <text:s text:c="6"/>950 |</text:p>
      <text:p text:style-name="P16">| P07885 <text:s text:c="3"/>| Pull Overs <text:s/>| 2 <text:s text:c="12"/>| Piece <text:s text:c="6"/>| <text:s text:c="6"/>150 | <text:s text:c="2"/>50 | <text:s text:c="6"/>850 | <text:s text:c="6"/>350 |</text:p>
      <text:p text:style-name="P16">| P07868 <text:s text:c="3"/>| Lycra Tops <text:s/>| 5 <text:s text:c="12"/>| Piece <text:s text:c="6"/>| <text:s text:c="7"/>70 | <text:s text:c="2"/>30 | <text:s text:c="6"/>300 | <text:s text:c="6"/>175 |</text:p>
      <text:p text:style-name="P16">| P07868 <text:s text:c="3"/>| Skirts <text:s text:c="5"/>| 5 <text:s text:c="12"/>| Piece <text:s text:c="6"/>| <text:s text:c="7"/>75 | <text:s text:c="2"/>30 | <text:s text:c="6"/>450 | <text:s text:c="6"/>300 |</text:p>
      <text:p text:style-name="P16">+-----------+-------------+---------------+-------------+-----------+------+-----------+-----------+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/>
      <text:p text:style-name="P20"><text:soft-page-break/></text:p>
      <text:p text:style-name="P20"/>
      <text:p text:style-name="P22"><text:span text:style-name="T5">c) </text:span>Delete from Client where the column state =’Maharashtra’.</text:p>
      <text:p text:style-name="P23"><text:span text:style-name="T6"/></text:p>
      <text:p text:style-name="P23"><text:span text:style-name="T6"/></text:p>
      <text:p text:style-name="P23"><text:span text:style-name="T6">mysql&gt; select * from Client_Master;</text:span></text:p>
      <text:p text:style-name="P23"><text:span text:style-name="T6">+----------+----------------+----------+------------+----------+---------+-------------+----------+</text:span></text:p>
      <text:p text:style-name="P44">| ClientNo | Name <text:s text:c="10"/>| Address1 | Adress2 <text:s text:c="3"/>| City <text:s text:c="4"/>| PinCode | State <text:s text:c="6"/>| BalDue <text:s text:c="2"/>|</text:p>
      <text:p text:style-name="P44">+----------+----------------+----------+------------+----------+---------+-------------+----------+</text:p>
      <text:p text:style-name="P44">| C0001 <text:s text:c="3"/>| Ivan Bayross <text:s text:c="2"/>| Block 1 <text:s/>| House No 1 | Mumbai <text:s text:c="2"/>| <text:s/>400001 | Maharashtra | 15000.00 |</text:p>
      <text:p text:style-name="P44">| C0002 <text:s text:c="3"/>| Mamta Mazumdar | Block 2 <text:s/>| House No 2 | Madras <text:s text:c="2"/>| <text:s/>780001 | Tamil Nadu <text:s/>| <text:s text:c="4"/>0.00 |</text:p>
      <text:p text:style-name="P44">| C0003 <text:s text:c="3"/>| Chhaya Bankar <text:s/>| Block 3 <text:s/>| House No 3 | Mumbai <text:s text:c="2"/>| <text:s/>400057 | Maharashtra | <text:s/>5000.00 |</text:p>
      <text:p text:style-name="P44">| C0004 <text:s text:c="3"/>| Ashwini Joshi <text:s/>| Block 4 <text:s/>| House No 4 | Banglore | <text:s/>560001 | Karnataka <text:s text:c="2"/>| <text:s text:c="4"/>0.00 |</text:p>
      <text:p text:style-name="P44">| C0005 <text:s text:c="3"/>| Hansei Colaco <text:s/>| Block 5 <text:s/>| House No 5 | Mumbai <text:s text:c="2"/>| <text:s/>400060 | Maharashtra | <text:s/>2000.00 |</text:p>
      <text:p text:style-name="P44">| C0006 <text:s text:c="3"/>| Deepak Sharma <text:s/>| Block 6 <text:s/>| House No 6 | Manglore | <text:s/>560050 | Karnataka <text:s text:c="2"/>| <text:s text:c="4"/>0.00 |</text:p>
      <text:p text:style-name="P52">+----------+----------------+----------+------------+----------+---------+-------------+----------- <text:s text:c="12"/></text:p>
      <text:p text:style-name="P24"><text:s text:c="2"/></text:p>
      <text:p text:style-name="P25">mysql&gt; delete from Client_Master where State = 'Maharashtra';</text:p>
      <text:p text:style-name="P26">Query OK, 3 rows affected (0.15 sec)</text:p>
      <text:p text:style-name="P24"/>
      <text:p text:style-name="P25">mysql&gt; select * from Client_Master;</text:p>
      <text:p text:style-name="P25">+----------+----------------+----------+------------+----------+---------+------------+--------+</text:p>
      <text:p text:style-name="P26">| ClientNo | Name <text:s text:c="10"/>| Address1 | Adress2 <text:s text:c="3"/>| City <text:s text:c="4"/>| PinCode | State <text:s text:c="5"/>| BalDue |</text:p>
      <text:p text:style-name="P25">+----------+----------------+----------+------------+----------+---------+------------+--------+</text:p>
      <text:p text:style-name="P25">| C0002 <text:s text:c="3"/>| Mamta Mazumdar | Block 2 <text:s/>| House No 2 | Madras <text:s text:c="2"/>| <text:s/>780001 | Tamil Nadu | <text:s text:c="2"/>0.00 |</text:p>
      <text:p text:style-name="P25">| C0004 <text:s text:c="3"/>| Ashwini Joshi <text:s/>| Block 4 <text:s/>| House No 4 | Banglore | <text:s/>560001 | Karnataka <text:s/>| <text:s text:c="2"/>0.00 |</text:p>
      <text:p text:style-name="P25">| C0006 <text:s text:c="3"/>| Deepak Sharma <text:s/>| Block 6 <text:s/>| House No 6 | Manglore | <text:s/>560050 | Karnataka <text:s/>| <text:s text:c="2"/>0.00 |</text:p>
      <text:p text:style-name="P41">+----------+----------------+----------+------------+----------+---------+------------+--------+ <text:s text:c="2"/></text:p>
      <text:p text:style-name="P27"><text:s text:c="4"/></text:p>
      <text:p text:style-name="P27"/>
      <text:p text:style-name="P29">Exercise 6: Exercise on altering the table structure.</text:p>
      <text:p text:style-name="P29"/>
      <text:p text:style-name="P29">d) Add a column called ‘Telephone’ of data type ‘number’ and size ‘10’</text:p>
      <text:p text:style-name="P29">to the Client_Master table.</text:p>
      <text:p text:style-name="P29"/>
      <text:p text:style-name="P32">mysql&gt; select * from Client_Master;</text:p>
      <text:p text:style-name="P32">+----------+----------------+----------+------------+----------+---------+------------+--------+</text:p>
      <text:p text:style-name="P32">| ClientNo | Name <text:s text:c="10"/>| Address1 | Adress2 <text:s text:c="3"/>| City <text:s text:c="4"/>| PinCode | State <text:s text:c="5"/>| BalDue |</text:p>
      <text:p text:style-name="P32">+----------+----------------+----------+------------+----------+---------+------------+--------+</text:p>
      <text:p text:style-name="P32">| C0002 <text:s text:c="3"/>| Mamta Mazumdar | Block 2 <text:s/>| House No 2 | Madras <text:s text:c="2"/>| <text:s/>780001 | Tamil Nadu | <text:s text:c="2"/>0.00 |</text:p>
      <text:p text:style-name="P32">| C0004 <text:s text:c="3"/>| Ashwini Joshi <text:s/>| Block 4 <text:s/>| House No 4 | Banglore | <text:s/>560001 | Karnataka <text:s/>| <text:s text:c="2"/>0.00 |</text:p>
      <text:p text:style-name="P32">| C0006 <text:s text:c="3"/>| Deepak Sharma <text:s/>| Block 6 <text:s/>| House No 6 | Manglore | <text:s/>560050 | Karnataka <text:s/>| <text:s text:c="2"/>0.00 |</text:p>
      <text:p text:style-name="P32">+----------+----------------+----------+------------+----------+---------+------------+--------+</text:p>
      <text:p text:style-name="P32">3 rows in set (0.00 sec)</text:p>
      <text:p text:style-name="P32"/>
      <text:p text:style-name="P32">mysql&gt; alter table Client_Master</text:p>
      <text:p text:style-name="P32"><text:s text:c="4"/>-&gt; add Telephone int(10);</text:p>
      <text:p text:style-name="P32">Query OK, 0 rows affected (0.95 sec)</text:p>
      <text:p text:style-name="P32">Records: 0 <text:s/>Duplicates: 0 <text:s/>Warnings: 1</text:p>
      <text:p text:style-name="P32"/>
      <text:p text:style-name="P32">mysql&gt; select * from Client_Master;</text:p>
      <text:p text:style-name="P32">+----------+----------------+----------+------------+----------+---------+------------+--------+-----------+</text:p>
      <text:p text:style-name="P32">| ClientNo | Name <text:s text:c="10"/>| Address1 | Adress2 <text:s text:c="3"/>| City <text:s text:c="4"/>| PinCode | State <text:s text:c="5"/>| BalDue | Telephone |</text:p>
      <text:p text:style-name="P32">+----------+----------------+----------+------------+----------+---------+------------+--------+-----------+</text:p>
      <text:p text:style-name="P32">| C0002 <text:s text:c="3"/>| Mamta Mazumdar | Block 2 <text:s/>| House No 2 | Madras <text:s text:c="2"/>| <text:s/>780001 | Tamil Nadu | <text:s text:c="2"/>0.00 | <text:s text:c="5"/>NULL |</text:p>
      <text:p text:style-name="P32">| C0004 <text:s text:c="3"/>| Ashwini Joshi <text:s/>| Block 4 <text:s/>| House No 4 | Banglore | <text:s/>560001 | Karnataka <text:s/>| <text:s text:c="2"/>0.00 | <text:s text:c="5"/>NULL |</text:p>
      <text:p text:style-name="P32">| C0006 <text:s text:c="3"/>| Deepak Sharma <text:s/>| Block 6 <text:s/>| House No 6 | Manglore | <text:s/>560050 | Karnataka <text:s/>| <text:s text:c="2"/>0.00 | <text:s text:c="5"/>NULL |</text:p>
      <text:p text:style-name="P32">+----------+----------------+----------+------------+----------+---------+------------+--------+-----------+</text:p>
      <text:p text:style-name="P42"/>
      <text:p text:style-name="P30">e) Change the size ODF SellPrice column Product_Master to 10,2.</text:p>
      <text:p text:style-name="P30"/>
      <text:p text:style-name="P33"/>
      <text:p text:style-name="P33">mysql&gt; select * from Product_Master;</text:p>
      <text:p text:style-name="P33">+-----------+-------------+---------------+-------------+-----------+------+-----------+-----------+</text:p>
      <text:p text:style-name="P33">| ProductNo | Description | ProfitPercent | UnitMeasure | QtyOnHand | Tax <text:s/>| SellPrice | CostPrice |</text:p>
      <text:p text:style-name="P33">+-----------+-------------+---------------+-------------+-----------+------+-----------+-----------+</text:p>
      <text:p text:style-name="P33">| P00001 <text:s text:c="3"/>| T-Shirts <text:s text:c="3"/>| 5 <text:s text:c="12"/>| Piece <text:s text:c="6"/>| <text:s text:c="6"/>200 | <text:s text:c="2"/>50 | <text:s text:c="6"/>350 | <text:s text:c="6"/>250 |</text:p>
      <text:p text:style-name="P33">| P03450 <text:s text:c="3"/>| Shirts <text:s text:c="5"/>| 6 <text:s text:c="12"/>| Piece <text:s text:c="6"/>| <text:s text:c="6"/>150 | <text:s text:c="2"/>50 | <text:s text:c="6"/>500 | <text:s text:c="6"/>350 |</text:p>
      <text:p text:style-name="P33">| P07868 <text:s text:c="3"/>| Trousers <text:s text:c="3"/>| 2 <text:s text:c="12"/>| Piece <text:s text:c="6"/>| <text:s text:c="6"/>150 | <text:s text:c="2"/>50 | <text:s text:c="6"/>850 | <text:s text:c="6"/>950 |</text:p>
      <text:p text:style-name="P33">| P07885 <text:s text:c="3"/>| Pull Overs <text:s/>| 2 <text:s text:c="12"/>| Piece <text:s text:c="6"/>| <text:s text:c="6"/>150 | <text:s text:c="2"/>50 | <text:s text:c="6"/>850 | <text:s text:c="6"/>350 |</text:p>
      <text:p text:style-name="P33">| P07868 <text:s text:c="3"/>| Lycra Tops <text:s/>| 5 <text:s text:c="12"/>| Piece <text:s text:c="6"/>| <text:s text:c="7"/>70 | <text:s text:c="2"/>30 | <text:s text:c="6"/>300 | <text:s text:c="6"/>175 |</text:p>
      <text:p text:style-name="P33">| P07868 <text:s text:c="3"/>| Skirts <text:s text:c="5"/>| 5 <text:s text:c="12"/>| Piece <text:s text:c="6"/>| <text:s text:c="7"/>75 | <text:s text:c="2"/>30 | <text:s text:c="6"/>450 | <text:s text:c="6"/>300 |</text:p>
      <text:p text:style-name="P33">+-----------+-------------+---------------+-------------+-----------+------+-----------+-----------+ <text:s text:c="5"/></text:p>
      <text:p text:style-name="P33"/>
      <text:p text:style-name="P33">mysql&gt; alter table Product_Master</text:p>
      <text:p text:style-name="P33"><text:s text:c="4"/>-&gt; modify SellPrice</text:p>
      <text:p text:style-name="P33"><text:s text:c="4"/>-&gt; decimal(10,2);</text:p>
      <text:p text:style-name="P33">Query OK, 6 rows affected (2.20 sec)</text:p>
      <text:p text:style-name="P33">Records: 6 <text:s/>Duplicates: 0 <text:s/>Warnings: 0</text:p>
      <text:p text:style-name="P33"/>
      <text:p text:style-name="P33">mysql&gt; select * from Product_Master;</text:p>
      <text:p text:style-name="P33">+-----------+-------------+---------------+-------------+-----------+------+-----------+-----------+</text:p>
      <text:p text:style-name="P33">| ProductNo | Description | ProfitPercent | UnitMeasure | QtyOnHand | Tax <text:s/>| SellPrice | CostPrice |</text:p>
      <text:p text:style-name="P33">+-----------+-------------+---------------+-------------+-----------+------+-----------+-----------+</text:p>
      <text:p text:style-name="P33">| P00001 <text:s text:c="3"/>| T-Shirts <text:s text:c="3"/>| 5 <text:s text:c="12"/>| Piece <text:s text:c="6"/>| <text:s text:c="6"/>200 | <text:s text:c="2"/>50 | <text:s text:c="3"/>350.00 | <text:s text:c="6"/>250 |</text:p>
      <text:p text:style-name="P33">| P03450 <text:s text:c="3"/>| Shirts <text:s text:c="5"/>| 6 <text:s text:c="12"/>| Piece <text:s text:c="6"/>| <text:s text:c="6"/>150 | <text:s text:c="2"/>50 | <text:s text:c="3"/>500.00 | <text:s text:c="6"/>350 |</text:p>
      <text:p text:style-name="P33">| P07868 <text:s text:c="3"/>| Trousers <text:s text:c="3"/>| 2 <text:s text:c="12"/>| Piece <text:s text:c="6"/>| <text:s text:c="6"/>150 | <text:s text:c="2"/>50 | <text:s text:c="3"/>850.00 | <text:s text:c="6"/>950 |</text:p>
      <text:p text:style-name="P33">| P07885 <text:s text:c="3"/>| Pull Overs <text:s/>| 2 <text:s text:c="12"/>| Piece <text:s text:c="6"/>| <text:s text:c="6"/>150 | <text:s text:c="2"/>50 | <text:s text:c="3"/>850.00 | <text:s text:c="6"/>350 |</text:p>
      <text:p text:style-name="P33">| P07868 <text:s text:c="3"/>| Lycra Tops <text:s/>| 5 <text:s text:c="12"/>| Piece <text:s text:c="6"/>| <text:s text:c="7"/>70 | <text:s text:c="2"/>30 | <text:s text:c="3"/>300.00 | <text:s text:c="6"/>175 |</text:p>
      <text:p text:style-name="P33">| P07868 <text:s text:c="3"/>| Skirts <text:s text:c="5"/>| 5 <text:s text:c="12"/>| Piece <text:s text:c="6"/>| <text:s text:c="7"/>75 | <text:s text:c="2"/>30 | <text:s text:c="3"/>450.00 | <text:s text:c="6"/>300 |</text:p>
      <text:p text:style-name="P33">+-----------+-------------+---------------+-------------+-----------+------+-----------+-----------+ <text:s text:c="22"/></text:p>
      <text:p text:style-name="P33"><text:s/></text:p>
      <text:p text:style-name="P30"/>
      <text:p text:style-name="P30"/>
      <text:p text:style-name="P34">Exercise 7: Exercise on deleting the table structure.</text:p>
      <text:p text:style-name="P30"><text:s text:c="2"/></text:p>
      <text:p text:style-name="P30"/>
      <text:p text:style-name="P30">f) Destroy table Client_Master along with its data.</text:p>
      <text:p text:style-name="P30"/>
      <text:p text:style-name="P30"/>
      <text:p text:style-name="P28">mysql&gt; drop table Client_Master;</text:p>
      <text:p text:style-name="P28">Query OK, 0 rows affected (0.58 sec)</text:p>
      <text:p text:style-name="P43"/>
      <text:p text:style-name="P34">Exercise 7: Exercise on deleting the table structure.</text:p>
      <text:p text:style-name="P30"><text:s text:c="2"/></text:p>
      <text:p text:style-name="P30"/>
      <text:p text:style-name="P30">g) Change the name of the Salesman_Master to sman_mast.</text:p>
      <text:p text:style-name="P30"/>
      <text:p text:style-name="P30"/>
      <text:p text:style-name="P31">mysql&gt; select * from Salesman_Master;</text:p>
      <text:p text:style-name="P31">+------------+--------------+----------+----------+--------+---------+-------------+--------+----------+----------+---------+</text:p>
      <text:p text:style-name="P31">| SalesmanNo | SalesmanName | Address1 | Address2 | City <text:s text:c="2"/>| PinCode | State <text:s text:c="6"/>| SalAmt | TgttoGet | YtdSales | Remarks |</text:p>
      <text:p text:style-name="P31">+------------+--------------+----------+----------+--------+---------+-------------+--------+----------+----------+---------+</text:p>
      <text:p text:style-name="P31">| s00001 <text:s text:c="4"/>| Aman <text:s text:c="8"/>| A/14 <text:s text:c="4"/>| Worli <text:s text:c="3"/>| Mumbai | <text:s/>400002 | Maharashtra | <text:s text:c="2"/>3000 | <text:s text:c="5"/>100 | <text:s text:c="6"/>50 | Good <text:s text:c="3"/>|</text:p>
      <text:p text:style-name="P31">| s00002 <text:s text:c="4"/>| Omkar <text:s text:c="7"/>| 65 <text:s text:c="6"/>| Nariman <text:s/>| Mumbai | <text:s/>400001 | Maharashtra | <text:s text:c="2"/>3000 | <text:s text:c="5"/>200 | <text:s text:c="5"/>100 | Good <text:s text:c="3"/>|</text:p>
      <text:p text:style-name="P31">| s00003 <text:s text:c="4"/>| Raj <text:s text:c="9"/>| P-7 <text:s text:c="5"/>| Bandra <text:s text:c="2"/>| Mumbai | <text:s/>400032 | Maharashtra | <text:s text:c="2"/>3000 | <text:s text:c="5"/>200 | <text:s text:c="5"/>100 | Good <text:s text:c="3"/>|</text:p>
      <text:p text:style-name="P31">+------------+--------------+----------+----------+--------+---------+-------------+--------+----------+----------+---------+</text:p>
      <text:p text:style-name="P31">3 rows in set (0.00 sec)</text:p>
      <text:p text:style-name="P31"/>
      <text:p text:style-name="P31">mysql&gt; rename table Salesman_Master TO sman_mast;</text:p>
      <text:p text:style-name="P31">Query OK, 0 rows affected (0.45 sec)</text:p>
      <text:p text:style-name="P31"/>
      <text:p text:style-name="P31">mysql&gt; select * from sman_mast;</text:p>
      <text:p text:style-name="P31">+------------+--------------+----------+----------+--------+---------+-------------+--------+----------+----------+---------+</text:p>
      <text:p text:style-name="P31">| SalesmanNo | SalesmanName | Address1 | Address2 | City <text:s text:c="2"/>| PinCode | State <text:s text:c="6"/>| SalAmt | TgttoGet | YtdSales | Remarks |</text:p>
      <text:p text:style-name="P31">+------------+--------------+----------+----------+--------+---------+-------------+--------+----------+----------+---------+</text:p>
      <text:p text:style-name="P31">| s00001 <text:s text:c="4"/>| Aman <text:s text:c="8"/>| A/14 <text:s text:c="4"/>| Worli <text:s text:c="3"/>| Mumbai | <text:s/>400002 | Maharashtra | <text:s text:c="2"/>3000 | <text:s text:c="5"/>100 | <text:s text:c="6"/>50 | Good <text:s text:c="3"/>|</text:p>
      <text:p text:style-name="P31">| s00002 <text:s text:c="4"/>| Omkar <text:s text:c="7"/>| 65 <text:s text:c="6"/>| Nariman <text:s/>| Mumbai | <text:s/>400001 | Maharashtra | <text:s text:c="2"/>3000 | <text:s text:c="5"/>200 | <text:s text:c="5"/>100 | Good <text:s text:c="3"/>|</text:p>
      <text:p text:style-name="P31">| s00003 <text:s text:c="4"/>| Raj <text:s text:c="9"/>| P-7 <text:s text:c="5"/>| Bandra <text:s text:c="2"/>| Mumbai | <text:s/>400032 | Maharashtra | <text:s text:c="2"/>3000 | <text:s text:c="5"/>200 | <text:s text:c="5"/>100 | Good <text:s text:c="3"/>|</text:p>
      <text:p text:style-name="P31">+------------+--------------+----------+----------+--------+---------+-------------+--------+----------+----------+---------+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" svg:font-family="Cons"/>
    <style:font-face style:name="Lohit Devanagari1" svg:font-family="'Lohit Devanagari'"/>
    <style:font-face style:name="JetBrains Mono" svg:font-family="'JetBrains Mono'" style:font-pitch="fixed"/>
    <style:font-face style:name="JetBrains Mono Medium" svg:font-family="'JetBrains Mono Medium'" style:font-pitch="fixed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21cm" fo:margin-bottom="0.79cm" fo:margin-left="1.806cm" fo:margin-right="1.54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20:31:16.909607705</meta:creation-date>
    <dc:date>2022-02-14T22:33:49.557370570</dc:date>
    <meta:editing-duration>PT3M46S</meta:editing-duration>
    <meta:editing-cycles>1</meta:editing-cycles>
    <meta:document-statistic meta:table-count="0" meta:image-count="0" meta:object-count="0" meta:page-count="5" meta:paragraph-count="187" meta:word-count="2179" meta:character-count="14548" meta:non-whitespace-character-count="10623"/>
    <meta:generator>LibreOffice/6.4.7.2$Linux_X86_64 LibreOffice_project/40$Build-2</meta:generator>
  </office:meta>
</office:document-meta>
</file>